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881" officeooo:paragraph-rsid="001d4881"/>
    </style:style>
    <style:style style:name="P2" style:family="paragraph" style:parent-style-name="Standard">
      <style:text-properties officeooo:rsid="001d4881" officeooo:paragraph-rsid="001ee58a"/>
    </style:style>
    <style:style style:name="P3" style:family="paragraph" style:parent-style-name="Standard">
      <style:text-properties officeooo:rsid="001d4881" officeooo:paragraph-rsid="001f6afc"/>
    </style:style>
    <style:style style:name="P4" style:family="paragraph" style:parent-style-name="Standard">
      <style:text-properties officeooo:rsid="001d4881" officeooo:paragraph-rsid="002313cd"/>
    </style:style>
    <style:style style:name="P5" style:family="paragraph" style:parent-style-name="Standard">
      <style:text-properties officeooo:rsid="001f198c" officeooo:paragraph-rsid="001f198c"/>
    </style:style>
    <style:style style:name="P6" style:family="paragraph" style:parent-style-name="Standard">
      <style:text-properties officeooo:rsid="001f6afc" officeooo:paragraph-rsid="001f6afc"/>
    </style:style>
    <style:style style:name="P7" style:family="paragraph" style:parent-style-name="Standard">
      <style:text-properties officeooo:rsid="001f6afc" officeooo:paragraph-rsid="0021363f"/>
    </style:style>
    <style:style style:name="P8" style:family="paragraph" style:parent-style-name="Standard">
      <style:text-properties officeooo:rsid="0021363f" officeooo:paragraph-rsid="0021363f"/>
    </style:style>
    <style:style style:name="P9" style:family="paragraph" style:parent-style-name="Standard">
      <style:text-properties officeooo:rsid="002313cd" officeooo:paragraph-rsid="002313cd"/>
    </style:style>
    <style:style style:name="P10" style:family="paragraph" style:parent-style-name="Standard">
      <style:text-properties officeooo:rsid="002517df" officeooo:paragraph-rsid="002517df"/>
    </style:style>
    <style:style style:name="P11" style:family="paragraph" style:parent-style-name="Standard">
      <style:text-properties officeooo:rsid="001ee58a" officeooo:paragraph-rsid="001ee58a"/>
    </style:style>
    <style:style style:name="P12" style:family="paragraph" style:parent-style-name="Standard">
      <style:text-properties officeooo:rsid="0021363f" officeooo:paragraph-rsid="0021363f"/>
    </style:style>
    <style:style style:name="T1" style:family="text">
      <style:text-properties officeooo:rsid="001ee58a"/>
    </style:style>
    <style:style style:name="T2" style:family="text">
      <style:text-properties officeooo:rsid="001f198c"/>
    </style:style>
    <style:style style:name="T3" style:family="text">
      <style:text-properties officeooo:rsid="001f6afc"/>
    </style:style>
    <style:style style:name="T4" style:family="text">
      <style:text-properties officeooo:rsid="0021363f"/>
    </style:style>
    <style:style style:name="T5" style:family="text">
      <style:text-properties officeooo:rsid="002313cd"/>
    </style:style>
    <style:style style:name="T6" style:family="text">
      <style:text-properties officeooo:rsid="002517df"/>
    </style:style>
    <style:style style:name="T7" style:family="text">
      <style:text-properties officeooo:rsid="00262e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Hej</text:p>
      <text:p text:style-name="P1">Som i ved hedder jeg Nicolai og er phd studerende på ortopædkirurgisk her på køge. </text:p>
      <text:p text:style-name="P1">Stig har bedt mig snakke lidt om <text:span text:style-name="T1">mine erfaringer med at kombinere forskning og klinik. </text:span></text:p>
      <text:p text:style-name="P10">Det skal lige siges at jeg er langt fra er en ekspert på området og jeg har ikke været så god til at kombinere klinik og forskning som jeg måske kunne ønske. </text:p>
      <text:p text:style-name="P9"><text:span text:style-name="T6">Men j</text:span>eg <text:span text:style-name="T7">har da gjort mig nogle erfaringer siden jeg startede med at forske under studiet. </text:span></text:p>
      <text:p text:style-name="P1"/>
      <text:p text:style-name="P2">Jeg startede med <text:span text:style-name="T3">forskningen</text:span> tilbage på studiet hvor jeg tog et forskningsår <text:span text:style-name="T1">hos Stig, dengang på Herlev ortopædkirurgisk</text:span>.</text:p>
      <text:p text:style-name="P11">Der var dog nogle finansieringsproblemer så jeg endte med at bruge det første halve år som lægevikar på mave-tarm kirurgisk afdeling <text:s/>på Herlev indtil jeg opnåede finansiering. </text:p>
      <text:p text:style-name="P3"><text:span text:style-name="T1">Men i sidste ende passede det faktisk rigtig godt for det passede med at jeg </text:span><text:span text:style-name="T3">imens jeg arbejdede som lægevikar fik godkendelser til at indhente data </text:span><text:span text:style-name="T5">og jeg derfor direkte kunne starte på studiet da jeg havde fået finansiering.</text:span></text:p>
      <text:p text:style-name="P6"/>
      <text:p text:style-name="P6">Da mit forskningsår sluttede besluttede vi at lave et systematisk review, og jeg brugte det sidste år af mit studie på at udarbejde protokol og køre litteratursøgningen.</text:p>
      <text:p text:style-name="P6">Der var dog nogle perioder hvor projektet stod stille, oftests i eksamensperioderne. </text:p>
      <text:p text:style-name="P7">Det fortsatte i løbet af min kbu og introstilling men <text:span text:style-name="T4">her var der endnu flere perioder hvor jeg ikke havde tid til at arbejde på projektet.</text:span></text:p>
      <text:p text:style-name="P8">Det var især fordi man også gerne vil have en større operationserfaring og derfor har en del overarbejdstimer.</text:p>
      <text:p text:style-name="P8">Derudover tog det altid noget tid at vende tilbage til studiet og komme ind i hvor jeg var nået til sidst. Men jeg nåede dog at få lavet en stor del af data ekstraheringen i den her periode. </text:p>
      <text:p text:style-name="P3"/>
      <text:p text:style-name="P8">Jeg startede derefter på min phd umiddelbart efter min intro og havde en plan om at gøre reviewet færdigt i starten af phden. </text:p>
      <text:p text:style-name="P8">Men et par måneder inde i min phd blev der udgivet et fuldstændig identisk review af høj kvalitet i et godt tidsskrift. Så vi endte faktisk med at droppe projektet. Så jeg havde spildt jeg ved ikke hvor mange timer og fridage på den konto. </text:p>
      <text:p text:style-name="P8">Men i sidste ende var det fint nok, for det havde givet mig en masse viden om systematiske reviews og meta-analyser som jeg har brugt under resten af min phd. </text:p>
      <text:p text:style-name="P8">Det ville dog have været rart at have fået en publikation ud af det. </text:p>
      <text:p text:style-name="P5"/>
      <text:p text:style-name="P5">Under <text:span text:style-name="T4">min </text:span>phd havde jeg en plan om at ville køre skiftevis klinik og <text:span text:style-name="T4">forskning</text:span> men det viste sig ikke at være nogen særlig god plan grundet den type studier jeg lavede.</text:p>
      <text:p text:style-name="P8">Jeg laver meta-epidemiologiske studier som i deres metode minder meget om systematiske reviews. </text:p>
      <text:p text:style-name="P8">Så jeg skal ikke søge om godkendelser og jeg skal ikke vente på at der bliver indsamlet data. </text:p>
      <text:p text:style-name="P8">Så det er hele tiden mig selv der er den <text:span text:style-name="T2">primære drivkraft bag studierne og </text:span>der var ikke rigtig nogle downtime perioder hvor jeg kunne indsætte orlov. </text:p>
      <text:p text:style-name="P4"/>
      <text:p text:style-name="P5">Umiddelbart mener jeg godt man kan kombinere arbejde i klinikken med forskning, men det kræver en hel del planlægning, <text:span text:style-name="T5">både i forhold til studietypen men også i forhold til at time hvornår der er forventede downtime perioder. </text:span></text:p>
      <text:p text:style-name="P9">Som det måske fremgår har jeg ikke været så god til at planlægge det, måske også fordi jeg er mere tiltrukket af de mere nørdede metodiske forskningsemner som kan være svære at kombinere med klinik. </text:p>
      <text:p text:style-name="P9">Zaid i mødte tidligere i dag kører eksempelvis et interventionsstudie der sammenligner to protesetyper hvor han selv står for den kirurgiske del og har på den måde fået integreret forskningen ind i sin hverda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DK"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DK"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5T11:22:04.221424019</meta:creation-date>
    <dc:date>2022-08-26T12:31:12.621605743</dc:date>
    <meta:editing-duration>PT23M45S</meta:editing-duration>
    <meta:editing-cycles>5</meta:editing-cycles>
    <meta:generator>LibreOffice/7.3.5.2$Linux_X86_64 LibreOffice_project/30$Build-2</meta:generator>
    <meta:document-statistic meta:table-count="0" meta:image-count="0" meta:object-count="0" meta:page-count="1" meta:paragraph-count="24" meta:word-count="592" meta:character-count="3379" meta:non-whitespace-character-count="2793"/>
  </office:meta>
</office:document-meta>
</file>